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247cm" fo:margin-top="0cm" fo:margin-bottom="0cm" table:align="center" style:writing-mode="lr-tb"/>
    </style:style>
    <style:style style:name="Table1.A" style:family="table-column">
      <style:table-column-properties style:column-width="2.03cm"/>
    </style:style>
    <style:style style:name="Table1.B" style:family="table-column">
      <style:table-column-properties style:column-width="2.028cm"/>
    </style:style>
    <style:style style:name="Table1.D" style:family="table-column">
      <style:table-column-properties style:column-width="2.032cm"/>
    </style:style>
    <style:style style:name="Table1.F" style:family="table-column">
      <style:table-column-properties style:column-width="2.034cm"/>
    </style:style>
    <style:style style:name="Table1.1" style:family="table-row">
      <style:table-row-properties fo:keep-together="always"/>
    </style:style>
    <style:style style:name="Table1.A1" style:family="table-cell">
      <style:table-cell-properties style:vertical-align="middle" fo:background-color="#e5e5e5" fo:padding-left="0.132cm" fo:padding-right="0.123cm" fo:padding-top="0cm" fo:padding-bottom="0cm" fo:border="0.5pt solid #00000a">
        <style:background-image/>
      </style:table-cell-properties>
    </style:style>
    <style:style style:name="Table1.C1" style:family="table-cell">
      <style:table-cell-properties style:vertical-align="middle" fo:padding-left="0.132cm" fo:padding-right="0.123cm" fo:padding-top="0cm" fo:padding-bottom="0cm" fo:border="0.5pt solid #00000a"/>
    </style:style>
    <style:style style:name="Table1.E1" style:family="table-cell">
      <style:table-cell-properties style:vertical-align="middle" fo:padding-left="0.132cm" fo:padding-right="0.123cm" fo:padding-top="0cm" fo:padding-bottom="0cm" fo:border="0.5pt solid #00000a"/>
    </style:style>
    <style:style style:name="Table1.G1" style:family="table-cell">
      <style:table-cell-properties style:vertical-align="middle" fo:padding-left="0.132cm" fo:padding-right="0.123cm" fo:padding-top="0cm" fo:padding-bottom="0cm" fo:border="0.5pt solid #00000a"/>
    </style:style>
    <style:style style:name="Table1.A2" style:family="table-cell">
      <style:table-cell-properties fo:background-color="#e5e5e5" fo:padding-left="0.132cm" fo:padding-right="0.123cm" fo:padding-top="0cm" fo:padding-bottom="0cm" fo:border="0.5pt solid #00000a">
        <style:background-image/>
      </style:table-cell-properties>
    </style:style>
    <style:style style:name="Table1.B2" style:family="table-cell">
      <style:table-cell-properties fo:background-color="#e5e5e5" fo:padding-left="0.132cm" fo:padding-right="0.123cm" fo:padding-top="0cm" fo:padding-bottom="0cm" fo:border="0.5pt solid #00000a">
        <style:background-image/>
      </style:table-cell-properties>
    </style:style>
    <style:style style:name="Table1.C2" style:family="table-cell">
      <style:table-cell-properties fo:padding-left="0.132cm" fo:padding-right="0.123cm" fo:padding-top="0cm" fo:padding-bottom="0cm" fo:border="0.5pt solid #00000a"/>
    </style:style>
    <style:style style:name="Table1.D2" style:family="table-cell">
      <style:table-cell-properties fo:padding-left="0.132cm" fo:padding-right="0.123cm" fo:padding-top="0cm" fo:padding-bottom="0cm" fo:border="0.5pt solid #00000a"/>
    </style:style>
    <style:style style:name="Table1.E2" style:family="table-cell">
      <style:table-cell-properties fo:padding-left="0.132cm" fo:padding-right="0.123cm" fo:padding-top="0cm" fo:padding-bottom="0cm" fo:border="0.5pt solid #00000a"/>
    </style:style>
    <style:style style:name="Table1.F2" style:family="table-cell">
      <style:table-cell-properties fo:padding-left="0.132cm" fo:padding-right="0.123cm" fo:padding-top="0cm" fo:padding-bottom="0cm" fo:border="0.5pt solid #00000a"/>
    </style:style>
    <style:style style:name="Table1.G2" style:family="table-cell">
      <style:table-cell-properties fo:padding-left="0.132cm" fo:padding-right="0.123cm" fo:padding-top="0cm" fo:padding-bottom="0cm" fo:border="0.5pt solid #00000a"/>
    </style:style>
    <style:style style:name="Table1.H2" style:family="table-cell">
      <style:table-cell-properties fo:padding-left="0.132cm" fo:padding-right="0.123cm" fo:padding-top="0cm" fo:padding-bottom="0cm" fo:border="0.5pt solid #00000a"/>
    </style:style>
    <style:style style:name="Table1.A3" style:family="table-cell">
      <style:table-cell-properties fo:background-color="#e5e5e5" fo:padding-left="0.132cm" fo:padding-right="0.123cm" fo:padding-top="0cm" fo:padding-bottom="0cm" fo:border="0.5pt solid #00000a">
        <style:background-image/>
      </style:table-cell-properties>
    </style:style>
    <style:style style:name="Table1.B3" style:family="table-cell">
      <style:table-cell-properties fo:background-color="#e5e5e5" fo:padding-left="0.132cm" fo:padding-right="0.123cm" fo:padding-top="0cm" fo:padding-bottom="0cm" fo:border="0.5pt solid #00000a">
        <style:background-image/>
      </style:table-cell-properties>
    </style:style>
    <style:style style:name="Table1.C3" style:family="table-cell">
      <style:table-cell-properties fo:padding-left="0.132cm" fo:padding-right="0.123cm" fo:padding-top="0cm" fo:padding-bottom="0cm" fo:border="0.5pt solid #00000a"/>
    </style:style>
    <style:style style:name="Table1.D3" style:family="table-cell">
      <style:table-cell-properties fo:padding-left="0.132cm" fo:padding-right="0.123cm" fo:padding-top="0cm" fo:padding-bottom="0cm" fo:border="0.5pt solid #00000a"/>
    </style:style>
    <style:style style:name="Table1.E3" style:family="table-cell">
      <style:table-cell-properties fo:padding-left="0.132cm" fo:padding-right="0.123cm" fo:padding-top="0cm" fo:padding-bottom="0cm" fo:border="0.5pt solid #00000a"/>
    </style:style>
    <style:style style:name="Table1.F3" style:family="table-cell">
      <style:table-cell-properties fo:padding-left="0.132cm" fo:padding-right="0.123cm" fo:padding-top="0cm" fo:padding-bottom="0cm" fo:border="0.5pt solid #00000a"/>
    </style:style>
    <style:style style:name="Table1.G3" style:family="table-cell">
      <style:table-cell-properties fo:padding-left="0.132cm" fo:padding-right="0.123cm" fo:padding-top="0cm" fo:padding-bottom="0cm" fo:border="0.5pt solid #00000a"/>
    </style:style>
    <style:style style:name="Table1.H3" style:family="table-cell">
      <style:table-cell-properties fo:padding-left="0.132cm" fo:padding-right="0.123cm" fo:padding-top="0cm" fo:padding-bottom="0cm" fo:border="0.5pt solid #00000a"/>
    </style:style>
    <style:style style:name="Table1.A4" style:family="table-cell">
      <style:table-cell-properties fo:background-color="#e5e5e5" fo:padding-left="0.132cm" fo:padding-right="0.123cm" fo:padding-top="0cm" fo:padding-bottom="0cm" fo:border="0.5pt solid #00000a">
        <style:background-image/>
      </style:table-cell-properties>
    </style:style>
    <style:style style:name="Table1.B4" style:family="table-cell">
      <style:table-cell-properties fo:background-color="#e5e5e5" fo:padding-left="0.132cm" fo:padding-right="0.123cm" fo:padding-top="0cm" fo:padding-bottom="0cm" fo:border="0.5pt solid #00000a">
        <style:background-image/>
      </style:table-cell-properties>
    </style:style>
    <style:style style:name="Table1.C4" style:family="table-cell">
      <style:table-cell-properties fo:padding-left="0.132cm" fo:padding-right="0.123cm" fo:padding-top="0cm" fo:padding-bottom="0cm" fo:border="0.5pt solid #00000a"/>
    </style:style>
    <style:style style:name="Table1.D4" style:family="table-cell">
      <style:table-cell-properties fo:background-color="#e5e5e5" fo:padding-left="0.132cm" fo:padding-right="0.123cm" fo:padding-top="0cm" fo:padding-bottom="0cm" fo:border="0.5pt solid #00000a">
        <style:background-image/>
      </style:table-cell-properties>
    </style:style>
    <style:style style:name="Table1.E4" style:family="table-cell">
      <style:table-cell-properties fo:padding-left="0.132cm" fo:padding-right="0.123cm" fo:padding-top="0cm" fo:padding-bottom="0cm" fo:border="0.5pt solid #00000a"/>
    </style:style>
    <style:style style:name="Table1.F4" style:family="table-cell">
      <style:table-cell-properties fo:background-color="#e5e5e5" fo:padding-left="0.132cm" fo:padding-right="0.123cm" fo:padding-top="0cm" fo:padding-bottom="0cm" fo:border="0.5pt solid #00000a">
        <style:background-image/>
      </style:table-cell-properties>
    </style:style>
    <style:style style:name="Table1.G4" style:family="table-cell">
      <style:table-cell-properties fo:padding-left="0.132cm" fo:padding-right="0.123cm" fo:padding-top="0cm" fo:padding-bottom="0cm" fo:border="0.5pt solid #00000a"/>
    </style:style>
    <style:style style:name="Table1.H4" style:family="table-cell">
      <style:table-cell-properties fo:background-color="#e5e5e5" fo:padding-left="0.132cm" fo:padding-right="0.123cm" fo:padding-top="0cm" fo:padding-bottom="0cm" fo:border="0.5pt solid #00000a">
        <style:background-image/>
      </style:table-cell-properties>
    </style:style>
    <style:style style:name="Table2" style:family="table">
      <style:table-properties style:width="16.247cm" fo:margin-top="0cm" fo:margin-bottom="0cm" table:align="center" style:writing-mode="lr-tb"/>
    </style:style>
    <style:style style:name="Table2.A" style:family="table-column">
      <style:table-column-properties style:column-width="4.06cm"/>
    </style:style>
    <style:style style:name="Table2.B" style:family="table-column">
      <style:table-column-properties style:column-width="4.062cm"/>
    </style:style>
    <style:style style:name="Table2.1" style:family="table-row">
      <style:table-row-properties fo:keep-together="always"/>
    </style:style>
    <style:style style:name="Table2.A1" style:family="table-cell">
      <style:table-cell-properties fo:padding-left="0.132cm" fo:padding-right="0.123cm" fo:padding-top="0cm" fo:padding-bottom="0cm" fo:border-left="none" fo:border-right="0.5pt solid #00000a" fo:border-top="none" fo:border-bottom="none"/>
    </style:style>
    <style:style style:name="Table2.B1" style:family="table-cell">
      <style:table-cell-properties fo:background-color="#e5e5e5" fo:padding-left="0.132cm" fo:padding-right="0.123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cc99"/>
      <style:paragraph-properties fo:text-align="justify" style:justify-single-word="false" fo:background-color="#ffcc99"/>
    </style:style>
    <style:style style:name="P8" style:family="paragraph" style:parent-style-name="Standard">
      <loext:graphic-properties draw:fill="solid" draw:fill-color="#ccffcc"/>
      <style:paragraph-properties fo:text-align="justify" style:justify-single-word="false" fo:background-color="#ccffcc"/>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text-align="justify" style:justify-single-word="false"/>
      <style:text-properties fo:language="en" fo:country="GB"/>
    </style:style>
    <style:style style:name="P11" style:family="paragraph" style:parent-style-name="Standard">
      <style:paragraph-properties fo:text-align="justify" style:justify-single-word="false"/>
      <style:text-properties fo:language="fr" fo:country="BE"/>
    </style:style>
    <style:style style:name="P12" style:family="paragraph" style:parent-style-name="Standard">
      <loext:graphic-properties draw:fill="solid" draw:fill-color="#ccffcc"/>
      <style:paragraph-properties fo:text-align="justify" style:justify-single-word="false" fo:background-color="#ccffcc"/>
      <style:text-properties fo:language="fr" fo:country="BE"/>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text-properties fo:language="de" fo:country="DE"/>
    </style:style>
    <style:style style:name="P15" style:family="paragraph" style:parent-style-name="Standard">
      <loext:graphic-properties draw:fill="solid" draw:fill-color="#ccffcc"/>
      <style:paragraph-properties fo:text-align="justify" style:justify-single-word="false" fo:background-color="#ccffcc"/>
      <style:text-properties fo:language="de" fo:country="DE"/>
    </style:style>
    <style:style style:name="P16" style:family="paragraph" style:parent-style-name="Standard">
      <style:paragraph-properties fo:text-align="center" style:justify-single-word="false" fo:padding-left="0.141cm" fo:padding-right="0.141cm" fo:padding-top="0.035cm" fo:padding-bottom="0.035cm" fo:border="0.51pt solid #00000a"/>
    </style:style>
    <style:style style:name="P17" style:family="paragraph" style:parent-style-name="Standard">
      <loext:graphic-properties draw:fill="solid" draw:fill-color="#00ffff"/>
      <style:paragraph-properties fo:text-align="center" style:justify-single-word="false" fo:background-color="#00ffff" fo:padding-left="0.141cm" fo:padding-right="0.141cm" fo:padding-top="0.035cm" fo:padding-bottom="0.035cm" fo:border="0.51pt solid #00000a"/>
    </style:style>
    <style:style style:name="P18"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19" style:family="paragraph" style:parent-style-name="Standard">
      <style:paragraph-properties fo:text-align="justify" style:justify-single-word="false" fo:padding-left="0.141cm" fo:padding-right="0.141cm" fo:padding-top="0.035cm" fo:padding-bottom="0.035cm" fo:border="0.51pt solid #00000a"/>
    </style:style>
    <style:style style:name="P20"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21"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22" style:family="paragraph" style:parent-style-name="Standard">
      <loext:graphic-properties draw:fill="solid" draw:fill-color="#e5e5e5"/>
      <style:paragraph-properties fo:text-align="justify" style:justify-single-word="false" fo:background-color="#e5e5e5" fo:padding-left="0.141cm" fo:padding-right="0.141cm" fo:padding-top="0.035cm" fo:padding-bottom="0.035cm" fo:border="0.51pt solid #00000a"/>
    </style:style>
    <style:style style:name="P23" style:family="paragraph" style:parent-style-name="Standard">
      <style:paragraph-properties fo:text-align="justify" style:justify-single-word="false" fo:padding-left="0.141cm" fo:padding-right="0.141cm" fo:padding-top="0.035cm" fo:padding-bottom="0.035cm" fo:border="0.51pt solid #00000a"/>
      <style:text-properties fo:language="en" fo:country="US"/>
    </style:style>
    <style:style style:name="P24" style:family="paragraph" style:parent-style-name="Standard">
      <style:paragraph-properties fo:text-align="justify" style:justify-single-word="false" fo:padding-left="0.141cm" fo:padding-right="0.141cm" fo:padding-top="0.035cm" fo:padding-bottom="0.035cm" fo:border="0.51pt solid #00000a"/>
      <style:text-properties fo:language="en" fo:country="GB"/>
    </style:style>
    <style:style style:name="P25" style:family="paragraph" style:parent-style-name="Standard">
      <style:paragraph-properties fo:text-align="justify" style:justify-single-word="false" fo:padding-left="0.141cm" fo:padding-right="0.141cm" fo:padding-top="0.035cm" fo:padding-bottom="0.035cm" fo:border="0.51pt solid #00000a"/>
      <style:text-properties fo:language="fr" fo:country="BE"/>
    </style:style>
    <style:style style:name="P26"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style:font-name="Arial Narrow" fo:font-size="8pt" fo:language="fr" fo:country="BE" style:font-size-asian="8pt"/>
    </style:style>
    <style:style style:name="T3" style:family="text">
      <style:text-properties fo:font-size="13pt" style:text-underline-style="solid" style:text-underline-width="auto" style:text-underline-color="font-color" fo:font-weight="bold" style:font-size-asian="13pt" style:font-weight-asian="bold" style:font-weight-complex="bold"/>
    </style:style>
    <style:style style:name="T4" style:family="text">
      <style:text-properties fo:font-size="13pt" fo:font-weight="bold" style:font-size-asian="13pt"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999999"/>
    </style:style>
    <style:style style:name="T9" style:family="text">
      <style:text-properties style:font-name="Symbol" style:font-name-asian="Symbol1" style:font-name-complex="Symbol1"/>
    </style:style>
    <style:style style:name="T10" style:family="text">
      <style:text-properties fo:language="en" fo:country="US"/>
    </style:style>
    <style:style style:name="T11" style:family="text">
      <style:text-properties fo:language="en" fo:country="GB"/>
    </style:style>
    <style:style style:name="T12" style:family="text">
      <style:text-properties fo:language="fr" fo:country="BE"/>
    </style:style>
    <style:style style:name="T13" style:family="text">
      <style:text-properties fo:color="#ff0000" style:font-name="Arial Narrow" fo:font-size="15pt" fo:font-weight="bold" style:font-size-asian="15pt" style:font-weight-asian="bold" style:font-weight-complex="bold"/>
    </style:style>
    <style:style style:name="T14" style:family="text">
      <style:text-properties fo:color="#ff6600" fo:font-weight="bold" style:font-weight-asian="bold" style:font-weight-complex="bold"/>
    </style:style>
    <style:style style:name="T15" style:family="text">
      <style:text-properties fo:language="nl" fo:country="NL"/>
    </style:style>
    <style:style style:name="T16"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GoBack"/><text:span text:style-name="T1">453---SYSTEME D'EXPLOITATION - e-learning - Séquence 21</text:span></text:p>
      <text:p text:style-name="P2"><text:span text:style-name="T1">Utilisateurs, groupes et droits – 4</text:span></text:p>
      <text:p text:style-name="P5"/>
      <text:p text:style-name="P16"><text:span text:style-name="T3">Légende</text:span><text:span text:style-name="T4"> :</text:span></text:p>
      <text:p text:style-name="P18"/>
      <text:p text:style-name="P19">Explications sur fond blanc</text:p>
      <text:p text:style-name="P20">Exercice à accomplir sur fond rouge clair</text:p>
      <text:p text:style-name="P21">Une ou plusieurs solutions possibles pour accomplir l’exercice sur fond vert clair</text:p>
      <text:p text:style-name="P6"/>
      <text:p text:style-name="P6"/>
      <text:p text:style-name="P6"/>
      <text:p text:style-name="P1"><text:span text:style-name="T6">Quelques commandes</text:span><text:span text:style-name="T7"> :</text:span></text:p>
      <text:p text:style-name="P6"/>
      <text:p text:style-name="P6"/>
      <text:p text:style-name="P6"/>
      <text:p text:style-name="P19">CHFN(1)</text:p>
      <text:p text:style-name="P19"/>
      <text:p text:style-name="P19">NOM</text:p>
      <text:p text:style-name="P19"><text:s text:c="7"/>chfn - Modifier le nom complet et les informations associées à un utilisateur</text:p>
      <text:p text:style-name="P19"/>
      <text:p text:style-name="P19">SYNOPSIS</text:p>
      <text:p text:style-name="P19"><text:s text:c="7"/>chfn [options] [LOGIN]</text:p>
      <text:p text:style-name="P19"/>
      <text:p text:style-name="P19">DESCRIPTION</text:p>
      <text:p text:style-name="P19"><text:s text:c="7"/>La commande chfn modifie le nom complet d'un utilisateur, son numéro de bureau,</text:p>
      <text:p text:style-name="P19"><text:s text:c="7"/>son numéro de téléphone professionnel, son extension, et son numéro de</text:p>
      <text:p text:style-name="P19"><text:s text:c="7"/>téléphone personnel. Ces informations sont généralement affichées par finger(1)</text:p>
      <text:p text:style-name="P19"><text:s text:c="7"/>ou d'autres programmes similaires. Un utilisateur normal ne peut modifier que</text:p>
      <text:p text:style-name="P19"><text:s text:c="7"/>les informations associées à son propre compte, avec les restrictions précisées</text:p>
      <text:p text:style-name="P19"><text:s text:c="7"/>dans /etc/login.defs. (Par défaut, les utilisateurs ne peuvent pas modifier</text:p>
      <text:p text:style-name="P19"><text:s text:c="7"/>leur nom complet).</text:p>
      <text:p text:style-name="P6"/>
      <text:p text:style-name="P6"/>
      <text:p text:style-name="P6"/>
      <text:p text:style-name="P19">CHSH(1)</text:p>
      <text:p text:style-name="P19"/>
      <text:p text:style-name="P19">NOM</text:p>
      <text:p text:style-name="P19"><text:s text:c="7"/>chsh - Changer l'interpréteur de commandes initial</text:p>
      <text:p text:style-name="P19"/>
      <text:p text:style-name="P19">SYNOPSIS</text:p>
      <text:p text:style-name="P19"><text:s text:c="7"/>chsh [options] [LOGIN]</text:p>
      <text:p text:style-name="P19"/>
      <text:p text:style-name="P19">DESCRIPTION</text:p>
      <text:p text:style-name="P19"><text:s text:c="7"/>La commande chsh modifie l'interpréteur de commandes initial (« login shell »)</text:p>
      <text:p text:style-name="P19"><text:s text:c="7"/>de l'utilisateur qui sera invoqué lors des connexions de l'utilisateur. Un utilisateur</text:p>
      <text:p text:style-name="P19"><text:s text:c="7"/>normal ne peut changer que l'interpréteur initial associé à son propre compte. Le</text:p>
      <text:p text:style-name="P19"><text:s text:c="7"/>superutilisateur peut changer l'interpréteur initial de n'importe quel compte.</text:p>
      <text:p text:style-name="P6"/>
      <text:p text:style-name="P6"><text:soft-page-break/></text:p>
      <text:p text:style-name="P6"/>
      <text:p text:style-name="P19">SU(1)</text:p>
      <text:p text:style-name="P19"/>
      <text:p text:style-name="P19">NOM</text:p>
      <text:p text:style-name="P19"><text:s text:c="7"/>su - Changer d'identifiant d'utilisateur ou devenir superutilisateur</text:p>
      <text:p text:style-name="P19"/>
      <text:p text:style-name="P19">SYNOPSIS</text:p>
      <text:p text:style-name="P19"><text:s text:c="7"/>su [options] [nom_utilisateur]</text:p>
      <text:p text:style-name="P19"/>
      <text:p text:style-name="P19">DESCRIPTION</text:p>
      <text:p text:style-name="P19"><text:s text:c="7"/>La commande su permet de devenir un autre utilisateur pour la durée d'une session.</text:p>
      <text:p text:style-name="P19"><text:s text:c="7"/>Invoqué sans nom d'utilisateur, le comportement par défaut de su est de devenir</text:p>
      <text:p text:style-name="P19"><text:s text:c="7"/>superutilisateur. Le paramètre optionnel - permet d'obtenir un environnement</text:p>
      <text:p text:style-name="P19"><text:s text:c="7"/>similaire à celui que l'utilisateur aurait obtenu lors d'une connexion directe.</text:p>
      <text:p text:style-name="P6"/>
      <text:p text:style-name="P6"/>
      <text:p text:style-name="P6"/>
      <text:p text:style-name="P19">RM(1)</text:p>
      <text:p text:style-name="P19"/>
      <text:p text:style-name="P19">NOM</text:p>
      <text:p text:style-name="P19"><text:s text:c="7"/>rm - Effacer des fichiers et des répertoires</text:p>
      <text:p text:style-name="P19"/>
      <text:p text:style-name="P19">SYNOPSIS</text:p>
      <text:p text:style-name="P19"><text:s text:c="7"/>rm [OPTION]... FICHIER...</text:p>
      <text:p text:style-name="P19"/>
      <text:p text:style-name="P19">DESCRIPTION</text:p>
      <text:p text:style-name="P19"><text:s text:c="7"/>Le programme rm efface chaque fichier listé.</text:p>
      <text:p text:style-name="P19"><text:s text:c="7"/>Par défaut, il n'efface pas les répertoires.</text:p>
      <text:p text:style-name="P6"/>
      <text:p text:style-name="P6"/>
      <text:p text:style-name="P6"/>
      <text:p text:style-name="P19">CP(1)</text:p>
      <text:p text:style-name="P19"/>
      <text:p text:style-name="P19">NOM</text:p>
      <text:p text:style-name="P19"><text:s text:c="7"/>cp - Copier des fichiers et des répertoires</text:p>
      <text:p text:style-name="P19"/>
      <text:p text:style-name="P19">SYNOPSIS</text:p>
      <text:p text:style-name="P19"><text:s text:c="7"/>cp [OPTION]... [-T] SOURCE CIBLE</text:p>
      <text:p text:style-name="P19"><text:s text:c="7"/>cp [OPTION]... SOURCE... RÉPERTOIRE</text:p>
      <text:p text:style-name="P19"><text:s text:c="7"/>cp [OPTION]... -t RÉPERTOIRE SOURCE...</text:p>
      <text:p text:style-name="P19"/>
      <text:p text:style-name="P19">DESCRIPTION</text:p>
      <text:p text:style-name="P19"><text:s text:c="7"/>Copier la SOURCE vers la CIBLE, ou de multiples SOURCEs vers le RÉPERTOIRE.</text:p>
      <text:p text:style-name="P6"/>
      <text:p text:style-name="P6"/>
      <text:p text:style-name="P6"/>
      <text:p text:style-name="P6">La commande « umask » permet de configurer les droits qui seront affectés à un nouveau fichier ou un nouveau répertoire. L’effet de la commande umask est limité à la durée de vie du <text:soft-page-break/>shell. Une modification permanente nécessite une mise à jour du fichier système : « ~/.profile » (ou « ~/.bash_profile », selon les versions).</text:p>
      <text:p text:style-name="P6"/>
      <text:p text:style-name="P6">Les « droits normaux » sont <text:span text:style-name="T8">0</text:span>666 en octal pour un fichier ordinaire (argument mode de l’appel système open) et <text:span text:style-name="T8">0</text:span>777 en octal pour un répertoire (argument mode de l’appel système mkdir). La commande umask agit en soustraction pour le calcul des droits effectifs. La valeur par défaut typique en octal pour l’umask d’un processus est 022 en octal. Dès lors : </text:p>
      <text:p text:style-name="P6"/>
      <text:p text:style-name="P6"><text:tab/>les permissions affectées en général lors de la création d’un fichier ordinaire sont : </text:p>
      <text:p text:style-name="P6"><text:tab/><text:span text:style-name="T8">0</text:span>666 &amp; ~022 = <text:span text:style-name="T8">0</text:span>644, c’est-à-dire : rw<text:span text:style-name="T9"></text:span>r<text:span text:style-name="T9"></text:span>r<text:span text:style-name="T9"></text:span></text:p>
      <text:p text:style-name="P6"/>
      <text:p text:style-name="P6"><text:tab/>les permissions affectées en général lors de la création d’un répertoire sont : </text:p>
      <text:p text:style-name="P6"><text:tab/><text:span text:style-name="T8">0</text:span>777 &amp; ~022 = <text:span text:style-name="T8">0</text:span>755, c’est-à-dire : rwxr<text:span text:style-name="T9"></text:span>xr<text:span text:style-name="T9"></text:span>x</text:p>
      <text:p text:style-name="P6"/>
      <text:p text:style-name="P6"/>
      <text:p text:style-name="P6"/>
      <text:p text:style-name="P19"><text:span text:style-name="T10">UMASK(2)</text:span></text:p>
      <text:p text:style-name="P23"/>
      <text:p text:style-name="P19"><text:span text:style-name="T11">NAME</text:span></text:p>
      <text:p text:style-name="P19"><text:span text:style-name="T11"><text:s text:c="7"/>umask - Set file mode creation mask</text:span></text:p>
      <text:p text:style-name="P24"/>
      <text:p text:style-name="P19"><text:span text:style-name="T11">SYNOPSIS</text:span></text:p>
      <text:p text:style-name="P19"><text:span text:style-name="T11"><text:s text:c="7"/>#include &lt;sys/types.h&gt;</text:span></text:p>
      <text:p text:style-name="P19"><text:span text:style-name="T11"><text:s text:c="7"/></text:span><text:span text:style-name="T12">#include &lt;sys/stat.h&gt;</text:span></text:p>
      <text:p text:style-name="P25"/>
      <text:p text:style-name="P19"><text:span text:style-name="T12"><text:s text:c="7"/></text:span>mode_t umask(mode_t mask);</text:p>
      <text:p text:style-name="P6"/>
      <text:p text:style-name="P6"/>
      <text:p text:style-name="P6"/>
      <text:p text:style-name="P19"><text:span text:style-name="T10">GETFACL(1)</text:span></text:p>
      <text:p text:style-name="P23"/>
      <text:p text:style-name="P19"><text:span text:style-name="T11">NAME</text:span></text:p>
      <text:p text:style-name="P19"><text:span text:style-name="T11"><text:s text:c="7"/>getfacl - Get file access control lists</text:span></text:p>
      <text:p text:style-name="P24"/>
      <text:p text:style-name="P19"><text:span text:style-name="T11">SYNOPSIS</text:span></text:p>
      <text:p text:style-name="P19"><text:span text:style-name="T11"><text:s text:c="7"/>getfacl [-aceEsRLPtpndvh] file ...</text:span></text:p>
      <text:p text:style-name="P19"><text:span text:style-name="T11"><text:s text:c="7"/>getfacl [-aceEsRLPtpndvh] -</text:span></text:p>
      <text:p text:style-name="P24"/>
      <text:p text:style-name="P19"><text:span text:style-name="T11">DESCRIPTION</text:span></text:p>
      <text:p text:style-name="P19"><text:span text:style-name="T11"><text:s text:c="7"/>For each file, getfacl displays the file name, owner, the group, and the Access</text:span></text:p>
      <text:p text:style-name="P19"><text:span text:style-name="T11"><text:s text:c="7"/>Control List (ACL). If a directory has a default ACL, getfacl also displays the</text:span></text:p>
      <text:p text:style-name="P19"><text:span text:style-name="T11"><text:s text:c="7"/>default ACL. Non-directories cannot have default ACLs.</text:span></text:p>
      <text:p text:style-name="P9"/>
      <text:p text:style-name="P9"/>
      <text:p text:style-name="P9"/>
      <text:p text:style-name="P19"><text:span text:style-name="T10">SETFACL(1)</text:span></text:p>
      <text:p text:style-name="P23"/>
      <text:p text:style-name="P19"><text:span text:style-name="T11">NAME</text:span></text:p>
      <text:p text:style-name="P19"><text:span text:style-name="T11"><text:s text:c="7"/>setfacl - Set file access control lists</text:span></text:p>
      <text:p text:style-name="P24"><text:soft-page-break/></text:p>
      <text:p text:style-name="P19"><text:span text:style-name="T11">SYNOPSIS</text:span></text:p>
      <text:p text:style-name="P19"><text:span text:style-name="T11"><text:s text:c="7"/>setfacl [-bkndRLPvh] [{-m|-x} acl_spec] [{-M|-X} acl_file] file ...</text:span></text:p>
      <text:p text:style-name="P19"><text:span text:style-name="T11"><text:s text:c="7"/>setfacl --restore=file</text:span></text:p>
      <text:p text:style-name="P24"/>
      <text:p text:style-name="P19"><text:span text:style-name="T11">DESCRIPTION</text:span></text:p>
      <text:p text:style-name="P19"><text:span text:style-name="T11"><text:s text:c="7"/>This utility sets Access Control Lists (ACLs) of files and directories. On the</text:span></text:p>
      <text:p text:style-name="P19"><text:span text:style-name="T11"><text:s text:c="7"/>command line, a sequence of commands is followed by a sequence of files (which</text:span></text:p>
      <text:p text:style-name="P19"><text:span text:style-name="T11"><text:s text:c="7"/>in turn can be followed by another sequence of commands, ...).</text:span></text:p>
      <text:p text:style-name="P10"/>
      <text:p text:style-name="P9"/>
      <text:p text:style-name="P9"/>
      <text:p text:style-name="P3"><text:span text:style-name="T13">LABORATOIRE – Utilisateurs, groupes et droits – 4</text:span></text:p>
      <text:p text:style-name="P6"/>
      <text:p text:style-name="P17"><text:span text:style-name="T7">Les exercices des séquences 18 à 21 s’enchaînent.</text:span></text:p>
      <text:p text:style-name="P17"><text:span text:style-name="T7">Il faut donc les accomplir dans l’ordre prévu.</text:span></text:p>
      <text:p text:style-name="P6"/>
      <text:p text:style-name="P4"><text:span text:style-name="T14">Dans la distribution Debian GNU/Linux :</text:span></text:p>
      <text:p text:style-name="P6"/>
      <text:p text:style-name="P6"/>
      <text:p text:style-name="P6"/>
      <text:p text:style-name="P7">Connectez-vous dans un terminal sous le compte « root », c’est-à-dire le superutilisateur (Password du root)</text:p>
      <text:p text:style-name="P11"/>
      <text:p text:style-name="P11"/>
      <text:p text:style-name="P11"/>
      <text:p text:style-name="P6">Utilisateurs :</text:p>
      <text:p text:style-name="P6"/>
      <text:p text:style-name="P6"><text:span text:style-name="T12">u<text:tab/>user<text:tab/>(PROPRIETAIRE)</text:span></text:p>
      <text:p text:style-name="P6"><text:span text:style-name="T12">g<text:tab/>group<text:tab/>(GROUPE)</text:span></text:p>
      <text:p text:style-name="P6"><text:span text:style-name="T11">o<text:tab/>other<text:tab/>(AUTRES)</text:span></text:p>
      <text:p text:style-name="P10"/>
      <text:p text:style-name="P6"><text:span text:style-name="T11">a<text:tab/>all<text:tab/>(TOUS)</text:span></text:p>
      <text:p text:style-name="P10"/>
      <text:p text:style-name="P10"/>
      <text:p text:style-name="P10"/>
      <text:p text:style-name="P6">Droits :</text:p>
      <text:p text:style-name="P6"/>
      <text:p text:style-name="P6">=<text:tab/><text:span text:style-name="T5">affectation</text:span> de droit(s)</text:p>
      <text:p text:style-name="P6">+<text:tab/><text:span text:style-name="T5">ajouter</text:span> un droit</text:p>
      <text:p text:style-name="P6">-<text:tab/><text:span text:style-name="T5">retirer</text:span> un droit</text:p>
      <text:p text:style-name="P6"/>
      <text:p text:style-name="P6">r<text:tab/>read</text:p>
      <text:p text:style-name="P6">w<text:tab/>write<text:tab/><text:tab/>(création et suppression d’entrées, dans le cas d’un répertoire)</text:p>
      <text:p text:style-name="P6">x<text:tab/>execute<text:tab/>(accès aux fichiers, dans le cas d’un répertoire)</text:p>
      <text:p text:style-name="P6"/>
      <text:p text:style-name="P22">s<text:tab/>SUID (Set-UID : appliqué à un <text:span text:style-name="T5">fichier binaire exécutable</text:span> : <text:span text:style-name="T5">tout utilisateur ayant le droit de l’exécuter reçoit alors les mêmes droits que le propriétaire de ce fichier en ce qui concerne les accès réalisés lors de cette exécution</text:span>)</text:p>
      <text:p text:style-name="P6"><text:soft-page-break/></text:p>
      <text:p text:style-name="P22">s<text:tab/>SGID (Set-GID : appliqué à un <text:span text:style-name="T5">fichier binaire exécutable</text:span> : <text:span text:style-name="T5">tout utilisateur ayant le droit de l’exécuter reçoit alors les mêmes droits que le groupe de ce fichier en ce qui concerne les accès réalisés lors de cette exécution</text:span>)</text:p>
      <text:p text:style-name="P6"/>
      <text:p text:style-name="P22">s<text:tab/>SGID (Set-GID : appliqué à un <text:span text:style-name="T5">répertoire</text:span> : <text:span text:style-name="T5">tout fichier créé dans ce répertoire reçoit alors comme groupe le groupe de ce répertoire</text:span>)</text:p>
      <text:p text:style-name="P6"/>
      <text:p text:style-name="P22">t<text:tab/>sticky bit (appliqué à un <text:span text:style-name="T5">répertoire</text:span> accessible en écriture à plusieurs utilisateurs : à part le propriétaire du répertoire, <text:span text:style-name="T5">il faut alors être propriétaire d’un fichier qui y réside pour avoir le droit de le détruire</text:span>)</text:p>
      <text:p text:style-name="P6"/>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column table:style-name="Table1.A"/>
        <table:table-column table:style-name="Table1.D"/>
        <table:table-row table:style-name="Table1.1">
          <table:table-cell table:style-name="Table1.A1" table:number-columns-spanned="2" office:value-type="string">
            <text:p text:style-name="P1"><text:span text:style-name="T2">Endossement ou sticky bit</text:span></text:p>
          </table:table-cell>
          <table:covered-table-cell/>
          <table:table-cell table:style-name="Table1.C1" table:number-columns-spanned="2" office:value-type="string">
            <text:p text:style-name="P1"><text:span text:style-name="T11">user</text:span></text:p>
          </table:table-cell>
          <table:covered-table-cell/>
          <table:table-cell table:style-name="Table1.E1" table:number-columns-spanned="2" office:value-type="string">
            <text:p text:style-name="P1"><text:span text:style-name="T11">group</text:span></text:p>
          </table:table-cell>
          <table:covered-table-cell/>
          <table:table-cell table:style-name="Table1.G1" table:number-columns-spanned="2" office:value-type="string">
            <text:p text:style-name="P1"><text:span text:style-name="T11">other</text:span></text:p>
          </table:table-cell>
          <table:covered-table-cell/>
        </table:table-row>
        <table:table-row table:style-name="Table1.1">
          <table:table-cell table:style-name="Table1.A2" office:value-type="string">
            <text:p text:style-name="P13"><text:span text:style-name="T11">4000</text:span></text:p>
          </table:table-cell>
          <table:table-cell table:style-name="Table1.B2" office:value-type="string">
            <text:p text:style-name="P6"><text:span text:style-name="T11">SUID</text:span></text:p>
          </table:table-cell>
          <table:table-cell table:style-name="Table1.C2" office:value-type="string">
            <text:p text:style-name="P13"><text:span text:style-name="T11">400</text:span></text:p>
          </table:table-cell>
          <table:table-cell table:style-name="Table1.D2" office:value-type="string">
            <text:p text:style-name="P6"><text:span text:style-name="T11">r</text:span></text:p>
          </table:table-cell>
          <table:table-cell table:style-name="Table1.E2" office:value-type="string">
            <text:p text:style-name="P13"><text:span text:style-name="T11">40</text:span></text:p>
          </table:table-cell>
          <table:table-cell table:style-name="Table1.F2" office:value-type="string">
            <text:p text:style-name="P6"><text:span text:style-name="T11">r</text:span></text:p>
          </table:table-cell>
          <table:table-cell table:style-name="Table1.G2" office:value-type="string">
            <text:p text:style-name="P13"><text:span text:style-name="T11">4</text:span></text:p>
          </table:table-cell>
          <table:table-cell table:style-name="Table1.H2" office:value-type="string">
            <text:p text:style-name="P6"><text:span text:style-name="T11">r</text:span></text:p>
          </table:table-cell>
        </table:table-row>
        <table:table-row table:style-name="Table1.1">
          <table:table-cell table:style-name="Table1.A3" office:value-type="string">
            <text:p text:style-name="P13"><text:span text:style-name="T15">2000</text:span></text:p>
          </table:table-cell>
          <table:table-cell table:style-name="Table1.B3" office:value-type="string">
            <text:p text:style-name="P6"><text:span text:style-name="T15">SGID</text:span></text:p>
          </table:table-cell>
          <table:table-cell table:style-name="Table1.C3" office:value-type="string">
            <text:p text:style-name="P13"><text:span text:style-name="T15">200</text:span></text:p>
          </table:table-cell>
          <table:table-cell table:style-name="Table1.D3" office:value-type="string">
            <text:p text:style-name="P6"><text:span text:style-name="T15">w</text:span></text:p>
          </table:table-cell>
          <table:table-cell table:style-name="Table1.E3" office:value-type="string">
            <text:p text:style-name="P13"><text:span text:style-name="T15">20</text:span></text:p>
          </table:table-cell>
          <table:table-cell table:style-name="Table1.F3" office:value-type="string">
            <text:p text:style-name="P6"><text:span text:style-name="T15">w</text:span></text:p>
          </table:table-cell>
          <table:table-cell table:style-name="Table1.G3" office:value-type="string">
            <text:p text:style-name="P13"><text:span text:style-name="T11">2</text:span></text:p>
          </table:table-cell>
          <table:table-cell table:style-name="Table1.H3" office:value-type="string">
            <text:p text:style-name="P6"><text:span text:style-name="T11">w</text:span></text:p>
          </table:table-cell>
        </table:table-row>
        <table:table-row table:style-name="Table1.1">
          <table:table-cell table:style-name="Table1.A4" office:value-type="string">
            <text:p text:style-name="P13"><text:span text:style-name="T11">1000</text:span></text:p>
          </table:table-cell>
          <table:table-cell table:style-name="Table1.B4" office:value-type="string">
            <text:p text:style-name="P6"><text:span text:style-name="T11">sticky bit</text:span></text:p>
          </table:table-cell>
          <table:table-cell table:style-name="Table1.C4" office:value-type="string">
            <text:p text:style-name="P13"><text:span text:style-name="T11">100</text:span></text:p>
          </table:table-cell>
          <table:table-cell table:style-name="Table1.D4" office:value-type="string">
            <text:p text:style-name="P6"><text:span text:style-name="T11">x <text:s text:c="2"/>(1)</text:span></text:p>
          </table:table-cell>
          <table:table-cell table:style-name="Table1.E4" office:value-type="string">
            <text:p text:style-name="P13"><text:span text:style-name="T11">10</text:span></text:p>
          </table:table-cell>
          <table:table-cell table:style-name="Table1.F4" office:value-type="string">
            <text:p text:style-name="P6"><text:span text:style-name="T11">x <text:s text:c="2"/>(2)</text:span></text:p>
          </table:table-cell>
          <table:table-cell table:style-name="Table1.G4" office:value-type="string">
            <text:p text:style-name="P13"><text:span text:style-name="T11">1</text:span></text:p>
          </table:table-cell>
          <table:table-cell table:style-name="Table1.H4" office:value-type="string">
            <text:p text:style-name="P6"><text:span text:style-name="T11">x <text:s text:c="2"/>(3)</text:span></text:p>
          </table:table-cell>
        </table:table-row>
      </table:table>
      <text:p text:style-name="P10"/>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10"/>
          </table:table-cell>
          <table:table-cell table:style-name="Table2.B1" office:value-type="string">
            <text:p text:style-name="P6"><text:span text:style-name="T11">(1)<text:tab/>s=SUID+x</text:span></text:p>
            <text:p text:style-name="P6"><text:span text:style-name="T11"><text:tab/>S=SUID</text:span></text:p>
          </table:table-cell>
          <table:table-cell table:style-name="Table2.B1" office:value-type="string">
            <text:p text:style-name="P6"><text:span text:style-name="T15">(2)<text:tab/>s=SGID+x</text:span></text:p>
            <text:p text:style-name="P6"><text:span text:style-name="T15"><text:tab/>S=SGID</text:span></text:p>
          </table:table-cell>
          <table:table-cell table:style-name="Table2.B1" office:value-type="string">
            <text:p text:style-name="P6"><text:span text:style-name="T11">(3)<text:tab/>t=sticky bit+x</text:span></text:p>
            <text:p text:style-name="P6"><text:span text:style-name="T11"><text:tab/>T=sticky bit</text:span></text:p>
          </table:table-cell>
        </table:table-row>
      </table:table>
      <text:p text:style-name="P9"/>
      <text:p text:style-name="P9"/>
      <text:p text:style-name="P9"/>
      <text:p text:style-name="P7">S’il n’est pas encore installé, installez le C shell csh</text:p>
      <text:p text:style-name="P6"/>
      <text:p text:style-name="P8"><text:span text:style-name="T11">apt-get install csh</text:span></text:p>
      <text:p text:style-name="P10"/>
      <text:p text:style-name="P8"><text:span text:style-name="T10">aptitude install csh</text:span></text:p>
      <text:p text:style-name="P9"/>
      <text:p text:style-name="P9"/>
      <text:p text:style-name="P9"/>
      <text:p text:style-name="P7">Affichez le manuel de la commande csh</text:p>
      <text:p text:style-name="P6"/>
      <text:p text:style-name="P8">man <text:span text:style-name="T12">csh</text:span></text:p>
      <text:p text:style-name="P11"/>
      <text:p text:style-name="P11"/>
      <text:p text:style-name="P11"/>
      <text:p text:style-name="P7">Dans le même terminal, connectez-vous sous le compte « UserT », changez de mot de passe (New Password = UserT), affectez au compte un numéro de bureau, des numéros de téléphone professionnel et personnel, changez de shell (nouveau shell = /bin/csh), puis déconnectez-vous</text:p>
      <text:p text:style-name="P6"/>
      <text:p text:style-name="P8">su - UserT</text:p>
      <text:p text:style-name="P8"/>
      <text:p text:style-name="P8">passwd</text:p>
      <text:p text:style-name="P8">usert</text:p>
      <text:p text:style-name="P8"><text:span text:style-name="T16">UserT</text:span></text:p>
      <text:p text:style-name="P8"><text:span text:style-name="T16">UserT</text:span></text:p>
      <text:p text:style-name="P15"/>
      <text:p text:style-name="P8"><text:span text:style-name="T16">chfn</text:span></text:p>
      <text:p text:style-name="P8"><text:soft-page-break/><text:span text:style-name="T16">UserT</text:span></text:p>
      <text:p text:style-name="P8"><text:span text:style-name="T16">. . .</text:span></text:p>
      <text:p text:style-name="P15"/>
      <text:p text:style-name="P8"><text:span text:style-name="T16">chsh</text:span></text:p>
      <text:p text:style-name="P8"><text:span text:style-name="T16">/bin/csh</text:span></text:p>
      <text:p text:style-name="P15"/>
      <text:p text:style-name="P8"><text:span text:style-name="T10">exit</text:span></text:p>
      <text:p text:style-name="P9"/>
      <text:p text:style-name="P9"/>
      <text:p text:style-name="P9"/>
      <text:p text:style-name="P7">Interrogez les annuaires en ce qui concerne le compte utilisateur UserT</text:p>
      <text:p text:style-name="P6"/>
      <text:p text:style-name="P8">getent passwd UserT</text:p>
      <text:p text:style-name="P6"/>
      <text:p text:style-name="P6"/>
      <text:p text:style-name="P6"/>
      <text:p text:style-name="P7">Dans le même terminal, testez la nouvelle connexion au compte « UserT », listez les caractéristiques du répertoire de connexion, puis déconnectez-vous</text:p>
      <text:p text:style-name="P6"/>
      <text:p text:style-name="P8">su - UserT</text:p>
      <text:p text:style-name="P8"/>
      <text:p text:style-name="P8">ls -ld ~</text:p>
      <text:p text:style-name="P8"/>
      <text:p text:style-name="P8">exit</text:p>
      <text:p text:style-name="P6"/>
      <text:p text:style-name="P6"/>
      <text:p text:style-name="P6"/>
      <text:p text:style-name="P7">Supprimez le compte utilisateur UserT, ainsi que son répertoire de connexion</text:p>
      <text:p text:style-name="P6"/>
      <text:p text:style-name="P8">userdel -r UserT</text:p>
      <text:p text:style-name="P6"/>
      <text:p text:style-name="P6"/>
      <text:p text:style-name="P6"/>
      <text:p text:style-name="P7">Recherchez le répertoire de connexion nommé « Utilisateur Test »</text:p>
      <text:p text:style-name="P6"/>
      <text:p text:style-name="P8"><text:span text:style-name="T12">find / -name "Utilisateur Test" -print</text:span></text:p>
      <text:p text:style-name="P6"/>
      <text:p text:style-name="P6"/>
      <text:p text:style-name="P6"/>
      <text:p text:style-name="P7">Affichez le manuel de la commande su afin d’examiner les options utilisables</text:p>
      <text:p text:style-name="P6"/>
      <text:p text:style-name="P8">man su</text:p>
      <text:p text:style-name="P11"/>
      <text:p text:style-name="P11"/>
      <text:p text:style-name="P11"/>
      <text:p text:style-name="P7">Dans le répertoire /home/'Dossier des utilisateurs', essayez de créer successivement le fichier f0 contenant « fichier zéro » sous le compte root, le fichier f1 contenant « fichier un » sous le compte UserX, le fichier f2 contenant « fichier deux » sous le compte UserY et le fichier f3 contenant « fichier trois » sous le compte UserZ – TOUT CELA EST-IL PERMIS ET POURQUOI ?</text:p>
      <text:p text:style-name="P6"><text:soft-page-break/></text:p>
      <text:p text:style-name="P8">echo "fichier zéro" &gt; /home/'Dossier des utilisateurs'/f0</text:p>
      <text:p text:style-name="P8">su UserX -c "echo 'fichier un' &gt; /home/'Dossier des utilisateurs'/f1"</text:p>
      <text:p text:style-name="P8">su UserY -c "echo 'fichier deux' &gt; /home/'Dossier des utilisateurs'/f2"</text:p>
      <text:p text:style-name="P8">su UserZ -c "echo 'fichier trois' &gt; /home/'Dossier des utilisateurs'/f3"</text:p>
      <text:p text:style-name="P6"/>
      <text:p text:style-name="P6"/>
      <text:p text:style-name="P6"/>
      <text:p text:style-name="P7">Visualisez le propriétaire et le groupe de ces différents fichiers (en se rappelant des droits configurés pour le répertoire /home/'Dossier des utilisateurs')</text:p>
      <text:p text:style-name="P6"/>
      <text:p text:style-name="P8">ls -l /home/'Dossier des utilisateurs'/f?</text:p>
      <text:p text:style-name="P6"/>
      <text:p text:style-name="P6"/>
      <text:p text:style-name="P6"/>
      <text:p text:style-name="P7">Sous le compte UserY, essayez de détruire le fichier f1 (en se rappelant des droits configurés pour le répertoire /home/'Dossier des utilisateurs'), puis déconnectez-vous</text:p>
      <text:p text:style-name="P6"/>
      <text:p text:style-name="P8">su - UserY</text:p>
      <text:p text:style-name="P8">rm /home/'Dossier des utilisateurs'/f1</text:p>
      <text:p text:style-name="P8">exit</text:p>
      <text:p text:style-name="P6"/>
      <text:p text:style-name="P6"/>
      <text:p text:style-name="P6"/>
      <text:p text:style-name="P7">Supprimez le sticky bit (appliqué au répertoire /home/'Dossier des utilisateurs')</text:p>
      <text:p text:style-name="P6"/>
      <text:p text:style-name="P8">chmod -t /home/'Dossier des utilisateurs'</text:p>
      <text:p text:style-name="P6"/>
      <text:p text:style-name="P6"/>
      <text:p text:style-name="P6"/>
      <text:p text:style-name="P7">Sous le compte UserY, essayez à nouveau de détruire le fichier f1, puis vérifiez et déconnectez-vous</text:p>
      <text:p text:style-name="P6"/>
      <text:p text:style-name="P8">su - UserY</text:p>
      <text:p text:style-name="P8">rm /home/'Dossier des utilisateurs'/f1</text:p>
      <text:p text:style-name="P8">ls -l /home/'Dossier des utilisateurs'/f1</text:p>
      <text:p text:style-name="P8">exit</text:p>
      <text:p text:style-name="P6"/>
      <text:p text:style-name="P6"/>
      <text:p text:style-name="P6"/>
      <text:p text:style-name="P7">Restaurez le sticky bit (appliqué au répertoire /home/'Dossier des utilisateurs')</text:p>
      <text:p text:style-name="P6"/>
      <text:p text:style-name="P8">chmod +t /home/'Dossier des utilisateurs'</text:p>
      <text:p text:style-name="P6"/>
      <text:p text:style-name="P6"/>
      <text:p text:style-name="P6"/>
      <text:p text:style-name="P7">Sous le compte UserX, essayez de détruire les fichiers f0 et f2 (en se rappelant des caractéristiques du répertoire /home/'Dossier des utilisateurs'), puis déconnectez-vous – TOUT CELA EST-IL PERMIS ET POURQUOI ?</text:p>
      <text:p text:style-name="P6"/>
      <text:p text:style-name="P8"><text:soft-page-break/>su - UserX</text:p>
      <text:p text:style-name="P8">rm /home/'Dossier des utilisateurs'/f0</text:p>
      <text:p text:style-name="P8">rm /home/'Dossier des utilisateurs'/f2</text:p>
      <text:p text:style-name="P8">exit</text:p>
      <text:p text:style-name="P6"/>
      <text:p text:style-name="P6"/>
      <text:p text:style-name="P6"/>
      <text:p text:style-name="P7">Cherchez qui a le droit de formater la partition /dev/sda6</text:p>
      <text:p text:style-name="P6"/>
      <text:p text:style-name="P8">ls -l /dev/sda6</text:p>
      <text:p text:style-name="P6"/>
      <text:p text:style-name="P6"/>
      <text:p text:style-name="P6"/>
      <text:p text:style-name="P7">Affichez le manuel de la commande cp afin d’examiner les options utilisables</text:p>
      <text:p text:style-name="P6"/>
      <text:p text:style-name="P8">man cp</text:p>
      <text:p text:style-name="P6"/>
      <text:p text:style-name="P6"/>
      <text:p text:style-name="P6"/>
      <text:p text:style-name="P7">Copiez les fichiers du répertoire /home/'Dossier des utilisateurs' dans le répertoire /tmp, de façon à ce que les attributs des fichiers copiés soient conservés – en particulier le groupe de chaque fichier, puis vérifiez la conservation</text:p>
      <text:p text:style-name="P6"/>
      <text:p text:style-name="P8">cp -p /home/'Dossier des utilisateurs'/* /tmp</text:p>
      <text:p text:style-name="P8"/>
      <text:p text:style-name="P8">ls -l /tmp/Cahier_des_charges /tmp/Contrats</text:p>
      <text:p text:style-name="P6"/>
      <text:p text:style-name="P6"/>
      <text:p text:style-name="P6"/>
      <text:p text:style-name="P7">Changez de propriétaire le fichier /tmp/Contrats (nouveau propriétaire : UserX), puis visualisez ce changement</text:p>
      <text:p text:style-name="P6"/>
      <text:p text:style-name="P8"><text:span text:style-name="T12">chown UserX /tmp/Contrats</text:span></text:p>
      <text:p text:style-name="P12"/>
      <text:p text:style-name="P8">ls -l /tmp/Contrats</text:p>
      <text:p text:style-name="P6"/>
      <text:p text:style-name="P6"/>
      <text:p text:style-name="P6"/>
      <text:p text:style-name="P7">Sous le compte UserX, testez les accès (r,w,x) au fichier /tmp/Contrats (en se rappelant des droits configurés pour ce fichier), puis déconnectez-vous – TOUT CELA EST-IL PERMIS ET POURQUOI ?</text:p>
      <text:p text:style-name="P6"/>
      <text:p text:style-name="P8">su - UserX</text:p>
      <text:p text:style-name="P8">cat /tmp/Contrats</text:p>
      <text:p text:style-name="P8">echo "11111" &gt;&gt; /tmp/Contrats</text:p>
      <text:p text:style-name="P8">/tmp/Contrats</text:p>
      <text:p text:style-name="P8">exit</text:p>
      <text:p text:style-name="P6"/>
      <text:p text:style-name="P6"/>
      <text:p text:style-name="P6"/>
      <text:p text:style-name="P7"><text:soft-page-break/>Sous le compte UserY, testez les accès (r,w,x) au fichier /tmp/Contrats (en se rappelant des droits configurés pour ce fichier), puis déconnectez-vous – TOUT CELA EST-IL PERMIS ET POURQUOI ?</text:p>
      <text:p text:style-name="P6"/>
      <text:p text:style-name="P8">su - UserY</text:p>
      <text:p text:style-name="P8">cat /tmp/Contrats</text:p>
      <text:p text:style-name="P8">echo "22222" &gt;&gt; /tmp/Contrats</text:p>
      <text:p text:style-name="P8">/tmp/Contrats</text:p>
      <text:p text:style-name="P8">exit</text:p>
      <text:p text:style-name="P6"/>
      <text:p text:style-name="P6"/>
      <text:p text:style-name="P6"/>
      <text:p text:style-name="P7">Sous le compte UserZ, testez les accès (r,w,x) au fichier /tmp/Contrats (en se rappelant des droits configurés pour ce fichier), puis déconnectez-vous – TOUT CELA EST-IL PERMIS ET POURQUOI ?</text:p>
      <text:p text:style-name="P6"/>
      <text:p text:style-name="P8">su - UserZ</text:p>
      <text:p text:style-name="P8">cat /tmp/Contrats</text:p>
      <text:p text:style-name="P8">echo "33333" &gt;&gt; /tmp/Contrats</text:p>
      <text:p text:style-name="P8">/tmp/Contrats</text:p>
      <text:p text:style-name="P8">exit</text:p>
      <text:p text:style-name="P6"/>
      <text:p text:style-name="P6"/>
      <text:p text:style-name="P6"/>
      <text:p text:style-name="P7">Sous le compte root, testez les accès (r,w,x) au fichier /tmp/Contrats (en se rappelant des droits configurés pour ce fichier) – TOUT CELA EST-IL PERMIS ET POURQUOI ?</text:p>
      <text:p text:style-name="P6"/>
      <text:p text:style-name="P8">cat /tmp/Contrats</text:p>
      <text:p text:style-name="P8">echo "00000" &gt;&gt; /tmp/Contrats</text:p>
      <text:p text:style-name="P8">/tmp/Contrats</text:p>
      <text:p text:style-name="P6"/>
      <text:p text:style-name="P6"/>
      <text:p text:style-name="P6"/>
      <text:p text:style-name="P7">Affichez le manuel de la commande umask</text:p>
      <text:p text:style-name="P6"/>
      <text:p text:style-name="P8">man umask</text:p>
      <text:p text:style-name="P6"/>
      <text:p text:style-name="P6">L’effet de la commande umask est limité à la durée de vie du shell. Une modification permanente nécessite une mise à jour du fichier système : « ~/.profile » (ou « ~/.bash_profile », selon les versions).</text:p>
      <text:p text:style-name="P6"/>
      <text:p text:style-name="P6">Les « droits normaux » sont <text:span text:style-name="T8">0</text:span>666 en octal pour un fichier ordinaire (argument mode de l’appel système open) et <text:span text:style-name="T8">0</text:span>777 en octal pour un répertoire (argument mode de l’appel système mkdir). La commande umask agit en soustraction pour le calcul des droits effectifs. La valeur par défaut typique en octal pour l’umask d’un processus est 022 en octal. Dès lors : </text:p>
      <text:p text:style-name="P6"/>
      <text:p text:style-name="P6"><text:tab/>les permissions affectées en général lors de la création d’un fichier ordinaire sont : </text:p>
      <text:p text:style-name="P6"><text:tab/><text:span text:style-name="T8">0</text:span>666 &amp; ~022 = <text:span text:style-name="T8">0</text:span>644, c’est-à-dire : rw<text:span text:style-name="T9"></text:span>r<text:span text:style-name="T9"></text:span>r<text:span text:style-name="T9"></text:span></text:p>
      <text:p text:style-name="P6"/>
      <text:p text:style-name="P6"><text:tab/>les permissions affectées en général lors de la création d’un répertoire sont : </text:p>
      <text:p text:style-name="P6"><text:soft-page-break/><text:tab/><text:span text:style-name="T8">0</text:span>777 &amp; ~022 = <text:span text:style-name="T8">0</text:span>755, c’est-à-dire : rwxr<text:span text:style-name="T9"></text:span>xr<text:span text:style-name="T9"></text:span>x</text:p>
      <text:p text:style-name="P6"/>
      <text:p text:style-name="P6"/>
      <text:p text:style-name="P6"/>
      <text:p text:style-name="P7">Affichez le manuel des commandes getfacl et setfacl</text:p>
      <text:p text:style-name="P6"/>
      <text:p text:style-name="P8"><text:span text:style-name="T16">man getfacl</text:span></text:p>
      <text:p text:style-name="P15"/>
      <text:p text:style-name="P8"><text:span text:style-name="T16">man setfacl</text:span></text:p>
      <text:p text:style-name="P14"/>
      <text:p text:style-name="P6">Ces commandes permettent de gérer les ACL (listes de contrôle d’accès), qui offrent la possibilité de ne pas se limiter aux trois catégories : propriétaire – groupe – autres.</text:p>
      <text:p text:style-name="P6"/>
      <text:p text:style-name="P6"/>
      <text:p text:style-name="P6"/>
      <text:p text:style-name="P7">Déconnectez-vous</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2</meta:editing-cycles>
    <meta:creation-date>2016-02-15T15:53:00</meta:creation-date>
    <dc:date>2016-04-11T12:16:00</dc:date>
    <meta:editing-duration>PT3M</meta:editing-duration>
    <meta:generator>LibreOffice/5.1.6.2.0$Linux_X86_64 LibreOffice_project/10$Build-2</meta:generator>
    <meta:document-statistic meta:table-count="2" meta:image-count="0" meta:object-count="0" meta:page-count="20" meta:paragraph-count="244" meta:word-count="1785" meta:character-count="11448" meta:non-whitespace-character-count="9573"/>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